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F000021130000176D9D70FA99.svm"/>
  <manifest:file-entry manifest:media-type="" manifest:full-path="Pictures/20000091000014AC0000176D87D57025.svm"/>
  <manifest:file-entry manifest:media-type="" manifest:full-path="Pictures/2000016300002C190000176D43346909.svm"/>
  <manifest:file-entry manifest:media-type="" manifest:full-path="Pictures/200000A90000371F0000176DCD01EC04.svm"/>
  <manifest:file-entry manifest:media-type="" manifest:full-path="Pictures/200000A3000021130000176DCBFA6ED0.svm"/>
  <manifest:file-entry manifest:media-type="" manifest:full-path="Pictures/2000003700000DC800000DC83F6318B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0.5pt" style:font-size-complex="12pt"/>
    </style:style>
    <style:style style:name="P3" style:family="paragraph" style:parent-style-name="Math_20_text">
      <style:text-properties style:use-window-font-color="true" style:text-position="0% 100%" fo:font-style="normal" style:text-underline-style="none" fo:font-weight="normal" officeooo:rsid="004c97ca" officeooo:paragraph-rsid="004cb1c4" style:font-style-asian="normal" style:font-weight-asian="normal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tyle="normal" style:text-underline-style="none" fo:font-weight="normal" officeooo:rsid="004cb1c4" officeooo:paragraph-rsid="004cb1c4" style:font-style-asian="normal" style:font-weight-asian="normal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style:font-name="DejaVu Sans1" fo:font-style="normal" style:text-underline-style="none" fo:font-weight="normal" officeooo:rsid="004c97ca" officeooo:paragraph-rsid="004cb1c4" style:font-style-asian="normal" style:font-weight-asian="normal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style:font-name="DejaVu Sans1" fo:font-style="normal" style:text-underline-style="none" fo:font-weight="normal" officeooo:rsid="004cb1c4" officeooo:paragraph-rsid="004cb1c4" style:font-style-asian="normal" style:font-weight-asian="normal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4e725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0292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0a3b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27ed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32b6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43ed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550a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7043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8d2a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b5a1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e7257" officeooo:paragraph-rsid="004e7257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02929" officeooo:paragraph-rsid="00502929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14ae4" officeooo:paragraph-rsid="00514ae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0a3bb" officeooo:paragraph-rsid="0050a3b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27ed5" officeooo:paragraph-rsid="00527ed5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32b64" officeooo:paragraph-rsid="00532b6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407fc" officeooo:paragraph-rsid="005407fc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43ed6" officeooo:paragraph-rsid="00543ed6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550a2" officeooo:paragraph-rsid="005550a2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7043d" officeooo:paragraph-rsid="005550a2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7043d" officeooo:paragraph-rsid="0057043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7043d" officeooo:paragraph-rsid="0058d2a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8d2a4" officeooo:paragraph-rsid="0058d2a4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a971b" officeooo:paragraph-rsid="005a971b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b5a17" officeooo:paragraph-rsid="005b5a17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d529d" officeooo:paragraph-rsid="005d529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e1645" officeooo:paragraph-rsid="005d529d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e1645" officeooo:paragraph-rsid="005e1645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4c97ca" officeooo:paragraph-rsid="005b5a17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4c97ca" officeooo:paragraph-rsid="005d529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style:font-name="DejaVu Sans1" fo:font-size="12pt" fo:font-style="normal" style:text-underline-style="solid" style:text-underline-width="auto" style:text-underline-color="font-color" fo:font-weight="normal" officeooo:rsid="004c97ca" officeooo:paragraph-rsid="005e164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27ed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43ed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550a2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4e7257" officeooo:paragraph-rsid="004e7257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2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502929" officeooo:paragraph-rsid="00502929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3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5b5a17" officeooo:paragraph-rsid="005b5a17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44" style:family="paragraph" style:parent-style-name="Math_20_text">
      <style:text-properties style:use-window-font-color="true" style:text-position="0% 100%" fo:font-style="normal" style:text-underline-style="none" fo:font-weight="normal" officeooo:rsid="004c97ca" officeooo:paragraph-rsid="00613536" style:font-style-asian="normal" style:font-weight-asian="normal" style:font-style-complex="normal" style:font-weight-complex="normal"/>
    </style:style>
    <style:style style:name="P45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613536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47" style:family="paragraph">
      <style:paragraph-properties fo:text-align="center"/>
    </style:style>
    <style:style style:name="T1" style:family="text">
      <style:text-properties fo:font-weight="bold" officeooo:rsid="00502929" style:font-name-asian="DejaVu Sans Mono" style:font-weight-asian="bold" style:font-name-complex="DejaVu Sans Mono" style:font-weight-complex="bold"/>
    </style:style>
    <style:style style:name="T2" style:family="text">
      <style:text-properties style:text-underline-style="solid" style:text-underline-width="auto" style:text-underline-color="font-color" officeooo:rsid="004cb1c4"/>
    </style:style>
    <style:style style:name="T3" style:family="text">
      <style:text-properties style:text-underline-style="solid" style:text-underline-width="auto" style:text-underline-color="font-color" officeooo:rsid="004e7257" style:font-name-asian="DejaVu Sans Mono" style:font-name-complex="DejaVu Sans Mono"/>
    </style:style>
    <style:style style:name="T4" style:family="text">
      <style:text-properties style:text-underline-style="solid" style:text-underline-width="auto" style:text-underline-color="font-color" officeooo:rsid="00502929" style:font-name-asian="DejaVu Sans Mono" style:font-name-complex="DejaVu Sans Mono"/>
    </style:style>
    <style:style style:name="T5" style:family="text">
      <style:text-properties style:text-underline-style="solid" style:text-underline-width="auto" style:text-underline-color="font-color" officeooo:rsid="00527ed5" style:font-name-asian="DejaVu Sans Mono" style:font-name-complex="DejaVu Sans Mono"/>
    </style:style>
    <style:style style:name="T6" style:family="text">
      <style:text-properties style:text-underline-style="solid" style:text-underline-width="auto" style:text-underline-color="font-color" officeooo:rsid="00543ed6" style:font-name-asian="DejaVu Sans Mono" style:font-name-complex="DejaVu Sans Mono"/>
    </style:style>
    <style:style style:name="T7" style:family="text">
      <style:text-properties style:text-underline-style="solid" style:text-underline-width="auto" style:text-underline-color="font-color" officeooo:rsid="005550a2" style:font-name-asian="DejaVu Sans Mono" style:font-name-complex="DejaVu Sans Mono"/>
    </style:style>
    <style:style style:name="T8" style:family="text">
      <style:text-properties style:text-underline-style="solid" style:text-underline-width="auto" style:text-underline-color="font-color" officeooo:rsid="0057043d" style:font-name-asian="DejaVu Sans Mono" style:font-name-complex="DejaVu Sans Mono"/>
    </style:style>
    <style:style style:name="T9" style:family="text">
      <style:text-properties style:text-underline-style="solid" style:text-underline-width="auto" style:text-underline-color="font-color" officeooo:rsid="0058d2a4" style:font-name-asian="DejaVu Sans Mono" style:font-name-complex="DejaVu Sans Mono"/>
    </style:style>
    <style:style style:name="T10" style:family="text">
      <style:text-properties style:text-underline-style="solid" style:text-underline-width="auto" style:text-underline-color="font-color" officeooo:rsid="005b5a17" style:font-name-asian="DejaVu Sans Mono" style:font-name-complex="DejaVu Sans Mono"/>
    </style:style>
    <style:style style:name="T11" style:family="text">
      <style:text-properties style:text-position="sub 58%" officeooo:rsid="004cb1c4"/>
    </style:style>
    <style:style style:name="T12" style:family="text">
      <style:text-properties style:text-position="sub 58%" officeooo:rsid="00502929" style:font-name-asian="DejaVu Sans Mono" style:font-name-complex="DejaVu Sans Mono"/>
    </style:style>
    <style:style style:name="T13" style:family="text">
      <style:text-properties style:text-position="sub 58%" officeooo:rsid="00527ed5" style:font-name-asian="DejaVu Sans Mono" style:font-name-complex="DejaVu Sans Mono"/>
    </style:style>
    <style:style style:name="T14" style:family="text">
      <style:text-properties style:text-position="sub 58%" officeooo:rsid="005550a2" style:font-name-asian="DejaVu Sans Mono" style:font-name-complex="DejaVu Sans Mono"/>
    </style:style>
    <style:style style:name="T15" style:family="text">
      <style:text-properties style:text-position="sub 58%" officeooo:rsid="0057043d" style:font-name-asian="DejaVu Sans Mono" style:font-name-complex="DejaVu Sans Mono"/>
    </style:style>
    <style:style style:name="T16" style:family="text">
      <style:text-properties style:text-position="sub 58%" style:text-underline-style="solid" style:text-underline-width="auto" style:text-underline-color="font-color" officeooo:rsid="00502929" style:font-name-asian="DejaVu Sans Mono" style:font-name-complex="DejaVu Sans Mono"/>
    </style:style>
    <style:style style:name="T17" style:family="text">
      <style:text-properties style:text-position="super 58%" officeooo:rsid="004cb1c4"/>
    </style:style>
    <style:style style:name="T18" style:family="text">
      <style:text-properties style:text-position="super 58%" officeooo:rsid="004e7257" style:font-name-asian="DejaVu Sans Mono" style:font-name-complex="DejaVu Sans Mono"/>
    </style:style>
    <style:style style:name="T19" style:family="text">
      <style:text-properties style:text-position="super 58%" officeooo:rsid="00532b64" style:font-name-asian="DejaVu Sans Mono" style:font-name-complex="DejaVu Sans Mono"/>
    </style:style>
    <style:style style:name="T20" style:family="text">
      <style:text-properties officeooo:rsid="004c97ca"/>
    </style:style>
    <style:style style:name="T21" style:family="text">
      <style:text-properties officeooo:rsid="004cb1c4"/>
    </style:style>
    <style:style style:name="T22" style:family="text">
      <style:text-properties style:text-underline-style="none" officeooo:rsid="005b5a17" style:font-name-asian="DejaVu Sans Mono" style:font-name-complex="DejaVu Sans Mono"/>
    </style:style>
    <style:style style:name="T23" style:family="text">
      <style:text-properties style:text-underline-style="none" officeooo:rsid="005d529d" style:font-name-asian="DejaVu Sans Mono" style:font-name-complex="DejaVu Sans Mono"/>
    </style:style>
    <style:style style:name="T24" style:family="text">
      <style:text-properties style:text-underline-style="none" officeooo:rsid="005e1645" style:font-name-asian="DejaVu Sans Mono" style:font-name-complex="DejaVu Sans Mono"/>
    </style:style>
    <style:style style:name="T25" style:family="text">
      <style:text-properties officeooo:rsid="004e7257"/>
    </style:style>
    <style:style style:name="T26" style:family="text">
      <style:text-properties officeooo:rsid="004e7257" style:font-name-asian="DejaVu Sans Mono" style:font-name-complex="DejaVu Sans Mono"/>
    </style:style>
    <style:style style:name="T27" style:family="text">
      <style:text-properties officeooo:rsid="00502929" style:font-name-asian="DejaVu Sans Mono" style:font-name-complex="DejaVu Sans Mono"/>
    </style:style>
    <style:style style:name="T28" style:family="text">
      <style:text-properties officeooo:rsid="00502929" style:font-name-asian="DejaVu Sans Mono" style:font-name-complex="DejaVu Sans Mono" style:text-overline-style="solid" style:text-overline-width="auto" style:text-overline-color="font-color"/>
    </style:style>
    <style:style style:name="T29" style:family="text">
      <style:text-properties officeooo:rsid="0050a3bb" style:font-name-asian="DejaVu Sans Mono" style:font-name-complex="DejaVu Sans Mono"/>
    </style:style>
    <style:style style:name="T30" style:family="text">
      <style:text-properties officeooo:rsid="00514ae4" style:font-name-asian="DejaVu Sans Mono" style:font-name-complex="DejaVu Sans Mono"/>
    </style:style>
    <style:style style:name="T31" style:family="text">
      <style:text-properties officeooo:rsid="00527ed5" style:font-name-asian="DejaVu Sans Mono" style:font-name-complex="DejaVu Sans Mono"/>
    </style:style>
    <style:style style:name="T32" style:family="text">
      <style:text-properties officeooo:rsid="00532b64" style:font-name-asian="DejaVu Sans Mono" style:font-name-complex="DejaVu Sans Mono"/>
    </style:style>
    <style:style style:name="T33" style:family="text">
      <style:text-properties officeooo:rsid="00543ed6" style:font-name-asian="DejaVu Sans Mono" style:font-name-complex="DejaVu Sans Mono"/>
    </style:style>
    <style:style style:name="T34" style:family="text">
      <style:text-properties officeooo:rsid="005550a2" style:font-name-asian="DejaVu Sans Mono" style:font-name-complex="DejaVu Sans Mono"/>
    </style:style>
    <style:style style:name="T35" style:family="text">
      <style:text-properties officeooo:rsid="0057043d" style:font-name-asian="DejaVu Sans Mono" style:font-name-complex="DejaVu Sans Mono"/>
    </style:style>
    <style:style style:name="T36" style:family="text">
      <style:text-properties officeooo:rsid="0058d2a4" style:font-name-asian="DejaVu Sans Mono" style:font-name-complex="DejaVu Sans Mono"/>
    </style:style>
    <style:style style:name="T37" style:family="text">
      <style:text-properties officeooo:rsid="005b5a17" style:font-name-asian="DejaVu Sans Mono" style:font-name-complex="DejaVu Sans Mono"/>
    </style:style>
    <style:style style:name="T38" style:family="text">
      <style:text-properties officeooo:rsid="005e1645" style:font-name-asian="DejaVu Sans Mono" style:font-name-complex="DejaVu Sans Mono"/>
    </style:style>
    <style:style style:name="T39" style:family="text">
      <style:text-properties officeooo:rsid="00613536" style:font-name-asian="DejaVu Sans Mono" style:font-name-complex="DejaVu Sans Mono"/>
    </style:style>
    <style:style style:name="T40" style:family="text">
      <style:text-properties officeooo:rsid="006157c2" style:font-name-asian="DejaVu Sans Mono" style:font-name-complex="DejaVu Sans Mono"/>
    </style:style>
    <style:style style:name="T41" style:family="text">
      <style:text-properties officeooo:rsid="00613536"/>
    </style:style>
    <style:style style:name="T42" style:family="text">
      <style:text-properties fo:color="#999999" officeooo:rsid="00613536"/>
    </style:style>
    <style:style style:name="T43" style:family="text">
      <style:text-properties fo:color="#666666" officeooo:rsid="00613536"/>
    </style:style>
    <style:style style:name="T44" style:family="text">
      <style:text-properties fo:color="#666666" officeooo:rsid="00613536" style:font-name-asian="DejaVu Sans Mono" style:font-name-complex="DejaVu Sans Mono"/>
    </style:style>
    <style:style style:name="T45" style:family="text">
      <style:text-properties officeooo:rsid="006157c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2011-(0<text:span text:style-name="T20">2</text:span>)<text:span text:style-name="T20">feb</text:span>-<text:span text:style-name="T20">09</text:span>: dag <text:span text:style-name="T20">7</text:span></text:h>
      <text:p text:style-name="P2"/>
      <text:p text:style-name="P3"><text:span text:style-name="T21">Först mer om </text:span><text:span text:style-name="T2">funktioner</text:span></text:p>
      <text:p text:style-name="P4"/>
      <text:p text:style-name="P4"/>
      <text:p text:style-name="P3"><text:span text:style-name="T21">En </text:span><text:span text:style-name="T2">inversfunktion</text:span><text:span text:style-name="T21"> till ƒ : X → Y är en funktion g : Y → X så att</text:span></text:p>
      <text:p text:style-name="P4"/>
      <text:p text:style-name="P44"><text:span text:style-name="T21">ƒ</text:span><text:span text:style-name="T43">∘</text:span><text:span text:style-name="T21">g = id</text:span><text:span text:style-name="T11">Y</text:span><text:span text:style-name="T21"> och g</text:span><text:span text:style-name="T43">∘</text:span><text:span text:style-name="T21">ƒ = id</text:span><text:span text:style-name="T11">X<text:tab/></text:span><text:span text:style-name="T21">(id</text:span><text:span text:style-name="T11">Y</text:span><text:span text:style-name="T21">(y) = y<text:tab/>för alla y i Y)</text:span></text:p>
      <text:p text:style-name="P4"/>
      <text:p text:style-name="P4"><draw:frame draw:style-name="fr1" draw:name="graphics1" text:anchor-type="paragraph" svg:width="5.5555in" svg:height="2.361in" draw:z-index="0"><draw:image xlink:href="Pictures/200000A90000371F0000176DCD01EC04.svm" xlink:type="simple" xlink:show="embed" xlink:actuate="onLoad"/></draw:frame></text:p>
      <text:p text:style-name="P3"><text:span text:style-name="T21">Inversfunktionen skrivs ƒ</text:span><text:span text:style-name="T17">−1</text:span><text:span text:style-name="T21">.</text:span></text:p>
      <text:p text:style-name="P4"/>
      <text:p text:style-name="P3"><text:span text:style-name="T21">ƒ kallas invertabel (eller inverterbar) om ƒ</text:span><text:span text:style-name="T17">−1</text:span><text:span text:style-name="T21"> existerar.</text:span></text:p>
      <text:p text:style-name="P6"/>
      <text:p text:style-name="P6">Om ƒ är invertabel:</text:p>
      <text:p text:style-name="P6"/>
      <text:p text:style-name="P5"><text:span text:style-name="T21"><text:tab/></text:span><text:span text:style-name="T21"><draw:frame draw:style-name="fr3" draw:name="Object1" text:anchor-type="as-char" svg:width="2.7193in" svg:height="0.4811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/>
      <text:p text:style-name="P7"><text:span text:style-name="T25"><text:tab/>Så </text:span><text:span text:style-name="T26">ƒ injektiv.</text:span></text:p>
      <text:p text:style-name="P17"/>
      <text:p text:style-name="P17"/>
      <text:p text:style-name="P7"><text:span text:style-name="T26">För y ∈ Y gäller ƒ(ƒ</text:span><text:span text:style-name="T18">−1</text:span><text:span text:style-name="T26">(y)) = y, y godtyckligt, så ƒ surjektiv.</text:span></text:p>
      <text:p text:style-name="P17"/>
      <text:p text:style-name="P17">Det vill säga ƒ är en bijektion.</text:p>
      <text:p text:style-name="P17"/>
      <text:p text:style-name="P17">Och omvänt ƒ bijektion:</text:p>
      <text:p text:style-name="P17"/>
      <text:p text:style-name="P17"><text:tab/>Definiera g:<text:tab/><text:tab/>x = g(y) ⇔ y = ƒ(x)</text:p>
      <text:p text:style-name="P17"/>
      <text:p text:style-name="P17"><text:tab/><text:tab/>(“vänd pilarna”)</text:p>
      <text:p text:style-name="P17"/>
      <text:p text:style-name="P41">Sats:<text:tab/><text:tab/>ƒ : X → Y är invertabel omm den är en bijektion.</text:p>
      <text:p text:style-name="P17"/>
      <text:p text:style-name="P17"/>
      <text:p text:style-name="P17"/>
      <text:p text:style-name="P17"/>
      <text:p text:style-name="P7"><text:span text:style-name="T26">Man ser att om f, g är invertabla</text:span><text:span text:style-name="T26"><draw:frame draw:style-name="fr3" draw:name="Object2" text:anchor-type="as-char" svg:width="0.6634in" svg:height="0.4362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/>
      <text:p text:style-name="P45"><text:span text:style-name="T26">så är g</text:span><text:span text:style-name="T44">∘</text:span><text:span text:style-name="T26">ƒ : X → Z invertabel och (g</text:span><text:span text:style-name="T44">∘</text:span><text:span text:style-name="T26">ƒ)</text:span><text:span text:style-name="T18">−1</text:span><text:span text:style-name="T26"> = ƒ</text:span><text:span text:style-name="T18">−1</text:span><text:span text:style-name="T44">∘</text:span><text:span text:style-name="T26">g</text:span><text:span text:style-name="T18">−1</text:span><text:span text:style-name="T26">.</text:span></text:p>
      <text:p text:style-name="P17"/>
      <text:p text:style-name="P17"/>
      <text:p text:style-name="P17"/>
      <text:p text:style-name="P17"/>
      <text:p text:style-name="P17">Om X är ändlig och ƒ : X → Y är en bijektion så är tydligen |X| = |Y|,</text:p>
      <text:p text:style-name="P17">de har samma kardinalitet. |X| = n betyder att det finns en bijektion</text:p>
      <text:p text:style-name="P17">ƒ : {1, 2, 3, …, n} → X.</text:p>
      <text:p text:style-name="P17"/>
      <text:p text:style-name="P17">Också för oändliga mängder. Vi säger att X och Y har samma kardinalitet,</text:p>
      <text:p text:style-name="P17">|X| = |Y| omm det dinns en bijektion ƒ : X → Y.</text:p>
      <text:p text:style-name="P17"/>
      <text:p text:style-name="P17"/>
      <text:p text:style-name="P17"/>
      <text:p text:style-name="P17"/>
      <text:p text:style-name="P17">Definition:</text:p>
      <text:p text:style-name="P17"/>
      <text:p text:style-name="P8"><text:span text:style-name="T26"><text:tab/>X är </text:span><text:span text:style-name="T3">uppräknelig</text:span><text:span text:style-name="T26"> om det finns en bijektion ƒ : </text:span><text:span text:style-name="T27">ℕ → X.</text:span></text:p>
      <text:p text:style-name="P18"/>
      <text:p text:style-name="P18"/>
      <text:p text:style-name="P18"/>
      <text:p text:style-name="P8"><text:span text:style-name="T27">Observera att ℕ = {</text:span><text:span text:style-name="T1">0</text:span><text:span text:style-name="T27">, 1, 2, …} är lika stor som ℤ</text:span><text:span text:style-name="T12">+</text:span><text:span text:style-name="T27"> = {</text:span><text:span text:style-name="T1">1</text:span><text:span text:style-name="T27">, 2, …} ty</text:span></text:p>
      <text:p text:style-name="P8"><text:span text:style-name="T27">en bijektion </text:span><text:span text:style-name="T26">ƒ</text:span><text:span text:style-name="T27"> : ℕ → ℤ</text:span><text:span text:style-name="T12">+</text:span><text:span text:style-name="T27"> ges av </text:span><text:span text:style-name="T26">ƒ</text:span><text:span text:style-name="T27">(x) = x + 1.</text:span></text:p>
      <text:p text:style-name="P18"/>
      <text:p text:style-name="P8"><text:span text:style-name="T27"><text:tab/>|ℕ| = |ℤ</text:span><text:span text:style-name="T12">+</text:span><text:span text:style-name="T27">|</text:span></text:p>
      <text:p text:style-name="P18"/>
      <text:p text:style-name="P18">Och <text:s/>ℕ = A ∪ B, <text:s/>A = {0, 2, 4, …}, <text:s/>B = {1, 3, 5, …}</text:p>
      <text:p text:style-name="P18"/>
      <text:p text:style-name="P18">A ∩ B = ∅<text:tab/>(disjunkta)</text:p>
      <text:p text:style-name="P18"><text:tab/><text:tab/><text:tab/><text:tab/><text:tab/><text:tab/>|A ∪ B| = |A| = |B| &gt; 0</text:p>
      <text:p text:style-name="P18">|A| = |B| = |ℕ|</text:p>
      <text:p text:style-name="P18"/>
      <text:p text:style-name="P18"/>
      <text:p text:style-name="P8"><text:span text:style-name="T26">ƒ</text:span><text:span text:style-name="T27">(x) = x + 1<text:tab/><text:tab/>g : ℕ → A<text:tab/> <text:s text:c="3"/>g(x) = 2x</text:span></text:p>
      <text:p text:style-name="P18"/>
      <text:p text:style-name="P42">ℝ, de reella talem, är inte uppräknelig; den är överuppräknelig.</text:p>
      <text:p text:style-name="P18"/>
      <text:p text:style-name="P18">Ty:<text:tab/>Antag att ƒ : ℕ → ℝ är en bijektion.</text:p>
      <text:p text:style-name="P8"/>
      <text:p text:style-name="P8"><text:span text:style-name="T27"><text:tab/>ƒ(1) = …,</text:span><text:span text:style-name="T4">a</text:span><text:span text:style-name="T16">11</text:span><text:span text:style-name="T27">a</text:span><text:span text:style-name="T12">12</text:span><text:span text:style-name="T27">a</text:span><text:span text:style-name="T12">13</text:span><text:span text:style-name="T27">…<text:tab/>decimalbråk som inte slutar med 999…<text:tab/>(</text:span><text:span text:style-name="T28">9</text:span><text:span text:style-name="T27">)</text:span></text:p>
      <text:p text:style-name="P8"><text:span text:style-name="T27"><text:tab/>ƒ(2) = …,a</text:span><text:span text:style-name="T12">21</text:span><text:span text:style-name="T4">a</text:span><text:span text:style-name="T16">22</text:span><text:span text:style-name="T27">a</text:span><text:span text:style-name="T12">23</text:span><text:span text:style-name="T27">…</text:span></text:p>
      <text:p text:style-name="P8"><text:span text:style-name="T27"><text:tab/>ƒ(3) = …,a</text:span><text:span text:style-name="T12">31</text:span><text:span text:style-name="T27">a</text:span><text:span text:style-name="T12">32</text:span><text:span text:style-name="T4">a</text:span><text:span text:style-name="T16">33</text:span><text:span text:style-name="T27">…</text:span></text:p>
      <text:p text:style-name="P18"><text:tab/> <text:s text:c="5"/>⋮</text:p>
      <text:p text:style-name="P18"/>
      <text:p text:style-name="P8"><text:span text:style-name="T27"><text:tab/>Betrakta x = <text:s/>0,g(a</text:span><text:span text:style-name="T12">11</text:span><text:span text:style-name="T27">)g(a</text:span><text:span text:style-name="T12">22</text:span><text:span text:style-name="T27">)g(a</text:span><text:span text:style-name="T12">33</text:span><text:span text:style-name="T27">)</text:span></text:p>
      <text:p text:style-name="P18"/>
      <text:p text:style-name="P18"><text:tab/><text:tab/><text:tab/>g(0) = 1</text:p>
      <text:p text:style-name="P18"><text:tab/><text:tab/><text:tab/>g(d) = 0,<text:tab/>d = 1, 2, 3, …, 9</text:p>
      <text:p text:style-name="P18"/>
      <text:p text:style-name="P18"><text:tab/>då x ≠ ƒ(n) för alla n ty olika n:e decimal.</text:p>
      <text:p text:style-name="P18"><text:tab/>ƒ inte surjektiv.</text:p>
      <text:p text:style-name="P18"/>
      <text:p text:style-name="P18"><text:tab/>Motsägelse!</text:p>
      <text:p text:style-name="P18"/>
      <text:p text:style-name="P19"/>
      <text:p text:style-name="P19"/>
      <text:p text:style-name="P18"/>
      <text:p text:style-name="P18"/>
      <text:p text:style-name="P18">Men |ℚ| = |ℕ|, de rationella tlen är uppräkneliga.</text:p>
      <text:p text:style-name="P18"><draw:frame draw:style-name="fr2" draw:name="graphics2" text:anchor-type="paragraph" svg:x="3.5354in" svg:y="0in" svg:width="3.3335in" svg:height="2.361in" draw:z-index="3"><draw:image xlink:href="Pictures/2000013F000021130000176D9D70FA99.svm" xlink:type="simple" xlink:show="embed" xlink:actuate="onLoad"/></draw:frame></text:p>
      <text:p text:style-name="P18"><text:tab/>|ℕ| = |ℕ × ℕ|</text:p>
      <text:p text:style-name="P18"/>
      <text:p text:style-name="P18"/>
      <text:p text:style-name="P18"/>
      <text:p text:style-name="P20"><text:tab/><text:tab/><text:tab/>Oavsett vilken punkt</text:p>
      <text:p text:style-name="P20"><text:tab/><text:tab/><text:tab/>som väljs kommer den</text:p>
      <text:p text:style-name="P20"><text:tab/><text:tab/><text:tab/>kommas fram till.</text:p>
      <text:p text:style-name="P20"/>
      <text:p text:style-name="P20"/>
      <text:p text:style-name="P20"/>
      <text:p text:style-name="P20">|X| &lt; |Y| betyder att det finns en injektion</text:p>
      <text:p text:style-name="P9"><text:span text:style-name="T27">ƒ</text:span><text:span text:style-name="T29"> : X → Y, men inte en surjektion.</text:span></text:p>
      <text:p text:style-name="P20"/>
      <text:p text:style-name="P38"><text:span text:style-name="T30">Sats:<text:tab/><text:tab/>|A| &lt; |</text:span><text:span text:style-name="T31">𝓟(A)</text:span><text:span text:style-name="T30">|</text:span><text:span text:style-name="T31">,<text:tab/>alla mängder A.</text:span></text:p>
      <text:p text:style-name="P21"/>
      <text:p text:style-name="P21"><text:tab/><text:tab/>Ty:<text:tab/>Det finns en bijektion g : A → 𝓟(A)</text:p>
      <text:p text:style-name="P21"/>
      <text:p text:style-name="P21"><text:tab/><text:tab/><text:tab/><text:tab/>|X| &lt; |Y|:<text:tab/>det finns en injektion : X → Y</text:p>
      <text:p text:style-name="P21"><text:tab/><text:tab/><text:tab/><text:tab/><text:tab/><text:tab/>det finns inte en bijektion.</text:p>
      <text:p text:style-name="P21"/>
      <text:p text:style-name="P21"><text:tab/><text:tab/>g(a) = {a}</text:p>
      <text:p text:style-name="P21"/>
      <text:p text:style-name="P10"><text:span text:style-name="T31"><text:tab/><text:tab/>Låt </text:span><text:span text:style-name="T27">ƒ</text:span><text:span text:style-name="T31"> : A → 𝓟(A).<text:tab/>Vi ska se att </text:span><text:span text:style-name="T27">ƒ</text:span><text:span text:style-name="T31"> inte är en surjektion med</text:span></text:p>
      <text:p text:style-name="P10"><text:span text:style-name="T31"><text:tab/><text:tab/>B = {a ∈ A | a ∉ </text:span><text:span text:style-name="T27">ƒ</text:span><text:span text:style-name="T31">(a)} ∈ 𝓟(A).</text:span></text:p>
      <text:p text:style-name="P21"/>
      <text:p text:style-name="P10"><text:span text:style-name="T31"><text:tab/><text:tab/>För alla a ∈ A:<text:tab/><text:tab/>a ∈ B ⇔ a ∉ </text:span><text:span text:style-name="T27">ƒ</text:span><text:span text:style-name="T31">(a)</text:span></text:p>
      <text:p text:style-name="P10"><text:span text:style-name="T31"><text:tab/><text:tab/>Om </text:span><text:span text:style-name="T27">ƒ</text:span><text:span text:style-name="T31">(b) = B:<text:tab/><text:tab/>b ∈ B ⇔ b ∉ </text:span><text:span text:style-name="T27">ƒ</text:span><text:span text:style-name="T31">(b) = B<text:tab/><text:tab/>Motsägelse!</text:span></text:p>
      <text:p text:style-name="P10"><text:span text:style-name="T31"><text:tab/><text:tab/>b ∈ A:<text:tab/><text:tab/><text:tab/> </text:span><text:span text:style-name="T27">ƒ</text:span><text:span text:style-name="T31"> är inte surjektiv</text:span></text:p>
      <text:p text:style-name="P21"/>
      <text:p text:style-name="P21"/>
      <text:p text:style-name="P21"/>
      <text:p text:style-name="P21"/>
      <text:p text:style-name="P10"><text:span text:style-name="T31">Binära </text:span><text:span text:style-name="T5">relationer</text:span><text:span text:style-name="T31"> på en mängd ℛ en binär relation på mängden X</text:span></text:p>
      <text:p text:style-name="P21">för alla a, b ∈ X är a ℛ b sant eller falskt.</text:p>
      <text:p text:style-name="P21"/>
      <text:p text:style-name="P10"><text:span text:style-name="T31">Exempel:<text:tab/><text:tab/>|<text:tab/>≤<text:tab/>&lt;<text:tab/>=<text:tab/>≡</text:span><text:span text:style-name="T13">m</text:span><text:span text:style-name="T31"><text:tab/>∤<text:tab/>på ℤ</text:span></text:p>
      <text:p text:style-name="P21"/>
      <text:p text:style-name="P11"><text:span text:style-name="T31"><text:tab/><text:tab/><text:tab/></text:span><text:span text:style-name="T32">⊆<text:tab/>⊂<text:tab/> <text:s text:c="4"/>|A| = |B|<text:tab/><text:tab/>A ∩ B ≠ ∅<text:tab/><text:tab/>på mängder</text:span></text:p>
      <text:p text:style-name="P22"/>
      <text:p text:style-name="P22"/>
      <text:p text:style-name="P22">Formellt definieras ofta</text:p>
      <text:p text:style-name="P22"/>
      <text:p text:style-name="P11"><text:span text:style-name="T32"><text:tab/> </text:span><text:span text:style-name="T31">ℛ</text:span><text:span text:style-name="T32"> = {(a, b) </text:span><text:span text:style-name="T31">∈</text:span><text:span text:style-name="T32"> X</text:span><text:span text:style-name="T19">2</text:span><text:span text:style-name="T32"> | a </text:span><text:span text:style-name="T31">ℛ</text:span><text:span text:style-name="T32"> b} ⊆ X</text:span><text:span text:style-name="T19">2</text:span><text:span text:style-name="T32"> (= X×X)</text:span></text:p>
      <text:p text:style-name="P22"/>
      <text:p text:style-name="P22"/>
      <text:p text:style-name="P23">Beskrivs ibland med en graf</text:p>
      <text:p text:style-name="P23"><draw:frame draw:style-name="fr2" draw:name="graphics3" text:anchor-type="paragraph" svg:x="0.598in" svg:y="0.111in" svg:width="3.3335in" svg:height="2.361in" draw:z-index="4"><draw:image xlink:href="Pictures/200000A3000021130000176DCBFA6ED0.svm" xlink:type="simple" xlink:show="embed" xlink:actuate="onLoad"/></draw:frame></text:p>
      <text:p text:style-name="P12"><text:span text:style-name="T33"><text:tab/><text:tab/><text:tab/><text:tab/><text:tab/><text:tab/><text:tab/><text:tab/>betyder b</text:span><text:span text:style-name="T31"> ℛ</text:span><text:span text:style-name="T33">c sant det vill säga</text:span></text:p>
      <text:p text:style-name="P12"><text:span text:style-name="T33"><text:tab/><text:tab/><text:tab/><text:tab/><text:tab/><text:tab/><text:tab/><text:tab/>(a, b) </text:span><text:span text:style-name="T31">∈ ℛ</text:span><text:span text:style-name="T33">.</text:span></text:p>
      <text:p text:style-name="P24"/>
      <text:p text:style-name="P39"><text:span text:style-name="T33">Kan också beskrivas med en </text:span><text:span text:style-name="T6">matris</text:span></text:p>
      <text:p text:style-name="P24"/>
      <text:p text:style-name="P13"><draw:custom-shape text:anchor-type="paragraph" draw:z-index="7" draw:style-name="gr1" draw:text-style-name="P47" svg:width="0.0689in" svg:height="0.8224in" svg:x="1.748in" svg:y="0.2165in"><text:p/>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6" draw:style-name="gr1" draw:text-style-name="P47" svg:width="0.0634in" svg:height="0.8224in" svg:x="0.752in" svg:y="0.2165in"><text:p/><draw:enhanced-geometry svg:viewBox="0 0 21600 21600" draw:glue-points="21600 0 0 10800 21600 21600" draw:text-areas="6350 ?f3 21600 ?f4" draw:type="left-bracket" draw:modifiers="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text:span text:style-name="T33"><text:tab/></text:span><text:span text:style-name="T33"><draw:frame draw:style-name="fr4" draw:name="Object3" text:anchor-type="as-char" svg:y="-0.3098in" svg:width="1.1807in" svg:height="1.0398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4"><text:tab/><text:tab/>x </text:span><text:span text:style-name="T31">ℛ</text:span><text:span text:style-name="T32"> </text:span><text:span text:style-name="T34">y omm 1 i position xy</text:span></text:p>
      <text:p text:style-name="P25"/>
      <text:p text:style-name="P25"/>
      <text:p text:style-name="P25"/>
      <text:p text:style-name="P25"/>
      <text:p text:style-name="P25">Viktiga egenskaper för binära relationer:</text:p>
      <text:p text:style-name="P25"/>
      <text:p text:style-name="P13"><text:span text:style-name="T34"><text:tab/></text:span><text:span text:style-name="T31">ℛ</text:span><text:span text:style-name="T34"> </text:span><text:span text:style-name="T7">reflexiv</text:span><text:span text:style-name="T34">:</text:span></text:p>
      <text:p text:style-name="P25"/>
      <text:p text:style-name="P13"><text:span text:style-name="T34"><text:tab/><text:tab/><text:tab/>x </text:span><text:span text:style-name="T31">ℛ</text:span><text:span text:style-name="T34"> x ∀ x ∈ X</text:span></text:p>
      <text:p text:style-name="P13"><text:span text:style-name="T34"><text:tab/><text:tab/><text:tab/>exempel:<text:tab/>|<text:tab/>≤<text:tab/>=<text:tab/>≡</text:span><text:span text:style-name="T14">m</text:span></text:p>
      <text:p text:style-name="P25"/>
      <text:p text:style-name="P25"/>
      <text:p text:style-name="P13"><text:span text:style-name="T34"><text:tab/></text:span><text:span text:style-name="T31">ℛ</text:span><text:span text:style-name="T34"> </text:span><text:span text:style-name="T7">symmetrisk</text:span><text:span text:style-name="T34">:</text:span></text:p>
      <text:p text:style-name="P25"/>
      <text:p text:style-name="P13"><text:span text:style-name="T34"><text:tab/><text:tab/><text:tab/>x </text:span><text:span text:style-name="T31">ℛ</text:span><text:span text:style-name="T34"> y ⇔ y </text:span><text:span text:style-name="T31">ℛ</text:span><text:span text:style-name="T34"> x</text:span></text:p>
      <text:p text:style-name="P13"><text:span text:style-name="T34"><text:tab/><text:tab/><text:tab/>exempel:<text:tab/>=<text:tab/>≡</text:span><text:span text:style-name="T14">m</text:span></text:p>
      <text:p text:style-name="P25"/>
      <text:p text:style-name="P25"/>
      <text:p text:style-name="P13"><text:span text:style-name="T34"><text:tab/></text:span><text:span text:style-name="T31">ℛ</text:span><text:span text:style-name="T34"> </text:span><text:span text:style-name="T7">antisymmetrisk</text:span><text:span text:style-name="T34">:</text:span></text:p>
      <text:p text:style-name="P25"/>
      <text:p text:style-name="P13"><text:span text:style-name="T34"><text:tab/><text:tab/><text:tab/>x </text:span><text:span text:style-name="T31">ℛ</text:span><text:span text:style-name="T34"> y ∧ y </text:span><text:span text:style-name="T31">ℛ</text:span><text:span text:style-name="T34"> x ⇒ x = y</text:span></text:p>
      <text:p text:style-name="P25"><text:tab/><text:tab/><text:tab/>exempel:<text:tab/>≤<text:tab/>⊆<text:tab/>|</text:p>
      <text:p text:style-name="P25"/>
      <text:p text:style-name="P25"/>
      <text:p text:style-name="P13"><text:span text:style-name="T34"><text:tab/></text:span><text:span text:style-name="T31">ℛ</text:span><text:span text:style-name="T34"> </text:span><text:span text:style-name="T7">transitiv</text:span><text:span text:style-name="T34">:</text:span></text:p>
      <text:p text:style-name="P25"/>
      <text:p text:style-name="P13"><text:span text:style-name="T34"><text:tab/><text:tab/><text:tab/>x </text:span><text:span text:style-name="T31">ℛ</text:span><text:span text:style-name="T34"> y, y </text:span><text:span text:style-name="T31">ℛ</text:span><text:span text:style-name="T34"> z ⇒ x </text:span><text:span text:style-name="T31">ℛ</text:span><text:span text:style-name="T34"> z</text:span></text:p>
      <text:p text:style-name="P25"><text:tab/><text:tab/><text:tab/>exempel:<text:tab/>≥<text:tab/>=</text:p>
      <text:p text:style-name="P25"/>
      <text:p text:style-name="P40"><text:span text:style-name="T31">ℛ</text:span><text:span text:style-name="T35"> kallas en </text:span><text:span text:style-name="T8">ekvivalensrelation</text:span><text:span text:style-name="T35"> omm den är reflexiv, symmerisk och transitiv.</text:span></text:p>
      <text:p text:style-name="P26"/>
      <text:p text:style-name="P14"><text:span text:style-name="T35"><text:tab/>Exempel:<text:tab/>=<text:tab/>≡</text:span><text:span text:style-name="T15">m</text:span><text:span text:style-name="T35"><text:tab/>|⋅| = |⋅|</text:span></text:p>
      <text:p text:style-name="P27"/>
      <text:p text:style-name="P14"><text:span text:style-name="T35">En sådan delar X i </text:span><text:span text:style-name="T8">ekvivalensklasses</text:span><text:span text:style-name="T35"> (disjunkta)<text:tab/>(y = {x ∈ X | x </text:span><text:span text:style-name="T31">ℛ</text:span><text:span text:style-name="T35"> y})</text:span></text:p>
      <text:p text:style-name="P27"/>
      <text:p text:style-name="P14"><draw:frame draw:style-name="fr1" draw:name="graphics4" text:anchor-type="paragraph" svg:width="4.4445in" svg:height="2.361in" draw:z-index="8"><draw:image xlink:href="Pictures/2000016300002C190000176D43346909.svm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35">Ett exempel på en såd</text:span><text:span text:style-name="T36">a</text:span><text:span text:style-name="T35">n är ≡</text:span><text:span text:style-name="T15">m</text:span></text:p>
      <text:p text:style-name="P28"/>
      <text:p text:style-name="P29"/>
      <text:p text:style-name="P29"/>
      <text:p text:style-name="P29"/>
      <text:p text:style-name="P15"><text:span text:style-name="T31">ℛ</text:span><text:span text:style-name="T36"> kallas en </text:span><text:span text:style-name="T9">partialordning</text:span><text:span text:style-name="T36"> omm den är reflexiv, antisymmetrisk och transitiv.</text:span></text:p>
      <text:p text:style-name="P29"/>
      <text:p text:style-name="P29">Exempel:<text:tab/><text:tab/>≤ (för ℤ)<text:tab/><text:tab/>⊆ (för 𝓟(Y))<text:tab/><text:tab/>| (för ℕ)</text:p>
      <text:p text:style-name="P29"><draw:frame draw:style-name="fr2" draw:name="graphics5" text:anchor-type="paragraph" svg:x="0.4209in" svg:y="0.1425in" svg:width="2.0835in" svg:height="2.361in" draw:z-index="9"><draw:image xlink:href="Pictures/20000091000014AC0000176D87D57025.svm" xlink:type="simple" xlink:show="embed" xlink:actuate="onLoad"/></draw:frame></text:p>
      <text:p text:style-name="P30">|:</text:p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Inga cykler (sluta kurvor) av längen &gt; 1.</text:p>
      <text:p text:style-name="P31"/>
      <text:p text:style-name="P43">I samband <text:span text:style-name="T45">m</text:span>ed partialordning (≼ eller dylikt)</text:p>
      <text:p text:style-name="P31"/>
      <text:p text:style-name="P31">Ett element a ∈ X (med partialordning ≼)</text:p>
      <text:p text:style-name="P16"><text:span text:style-name="T37">kallas </text:span><text:span text:style-name="T10">minimalt</text:span><text:span text:style-name="T37"> om inget mindre:</text:span></text:p>
      <text:p text:style-name="P31"/>
      <text:p text:style-name="P31"><text:tab/>x ≼ a ⇒ x = a</text:p>
      <text:p text:style-name="P31"/>
      <text:p text:style-name="P35"><text:span text:style-name="T37">Minst</text:span><text:span text:style-name="T22"> om det är mindre än alla:</text:span></text:p>
      <text:p text:style-name="P31"/>
      <text:p text:style-name="P31"><text:tab/>a ≼ x ∀ x ∈ X</text:p>
      <text:p text:style-name="P31"/>
      <text:p text:style-name="P31"/>
      <text:p text:style-name="P31"><draw:frame draw:style-name="fr2" draw:name="graphics6" text:anchor-type="paragraph" svg:x="0.0701in" svg:y="0.028in" svg:width="1.389in" svg:height="1.389in" draw:z-index="10"><draw:image xlink:href="Pictures/2000003700000DC800000DC83F6318B7.svm" xlink:type="simple" xlink:show="embed" xlink:actuate="onLoad"/></draw:frame></text:p>
      <text:p text:style-name="P31"/>
      <text:p text:style-name="P31"/>
      <text:p text:style-name="P31"/>
      <text:p text:style-name="P31"/>
      <text:p text:style-name="P32"><text:tab/><text:tab/><text:tab/><text:tab/>Minimal</text:p>
      <text:p text:style-name="P32"><text:tab/><text:tab/><text:tab/><text:tab/>det finns inget minsta</text:p>
      <text:p text:style-name="P32"/>
      <text:p text:style-name="P32"/>
      <text:p text:style-name="P36"><text:span text:style-name="T23">a minst </text:span><text:span text:style-name="T22">⇒</text:span><text:span text:style-name="T23"> a minimalt</text:span></text:p>
      <text:p text:style-name="P32">a minst ⇍ a minimalt</text:p>
      <text:p text:style-name="P32"/>
      <text:p text:style-name="P32"/>
      <text:p text:style-name="P36"><text:span text:style-name="T23">På samma sätt; maximalt, störst</text:span><text:span text:style-name="T24">.</text:span></text:p>
      <text:p text:style-name="P33"/>
      <text:p text:style-name="P33"/>
      <text:p text:style-name="P33"/>
      <text:p text:style-name="P33"/>
      <text:p text:style-name="P33"/>
      <text:p text:style-name="P37"><text:span text:style-name="T24">Om x </text:span><text:span text:style-name="T22">≼</text:span><text:span text:style-name="T24"> z, y </text:span><text:span text:style-name="T22">≼</text:span><text:span text:style-name="T24"> z är z en </text:span><text:span text:style-name="T38">övre</text:span><text:span text:style-name="T40"> </text:span><text:span text:style-name="T38">begränsning</text:span><text:span text:style-name="T24"> till X, Y</text:span></text:p>
      <text:p text:style-name="P37"><text:span text:style-name="T24">(Det finns även </text:span><text:span text:style-name="T38">undre begränsning</text:span><text:span text:style-name="T24">.)</text:span></text:p>
      <text:p text:style-name="P34"/>
      <text:p text:style-name="P34"/>
      <text:p text:style-name="P34">Exempel:<text:tab/>gemensam delare |.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17T21:03:01</dc:date>
    <dc:creator>Mattias </dc:creator>
    <meta:editing-duration>PT27H32M05S</meta:editing-duration>
    <meta:editing-cycles>64</meta:editing-cycles>
    <meta:generator>OpenOffice.org/3.2$Linux OpenOffice.org_project/320m19$Build-9505</meta:generator>
    <meta:document-statistic meta:table-count="0" meta:image-count="6" meta:object-count="3" meta:page-count="7" meta:paragraph-count="107" meta:word-count="839" meta:character-count="3558"/>
  </office:meta>
</office:document-meta>
</file>

<file path=Object 1/content.xml><?xml version="1.0" encoding="utf-8"?>
<math xmlns="http://www.w3.org/1998/Math/MathML">
  <semantics>
    <mrow>
      <mi mathvariant="normal">ƒ</mi>
      <mrow>
        <mrow>
          <mo stretchy="false">(</mo>
          <msub>
            <mi mathvariant="normal">x</mi>
            <mn>1</mn>
          </msub>
          <mo stretchy="false">)</mo>
        </mrow>
        <mi mathvariant="normal">=</mi>
        <mi mathvariant="normal">ƒ</mi>
      </mrow>
      <mrow>
        <mo stretchy="false">(</mo>
        <msub>
          <mi mathvariant="normal">x</mi>
          <mn>2</mn>
        </msub>
        <mo stretchy="false">)</mo>
      </mrow>
      <mi mathvariant="normal">⇒</mi>
      <mrow>
        <munder>
          <munder>
            <mrow>
              <msup>
                <mi mathvariant="normal">ƒ</mi>
                <mrow>
                  <mi mathvariant="normal">−</mi>
                  <mn>1</mn>
                </mrow>
              </msup>
              <mrow>
                <mo stretchy="false">(</mo>
                <mrow>
                  <mi mathvariant="normal">ƒ</mi>
                  <mrow>
                    <mo stretchy="false">(</mo>
                    <msub>
                      <mi mathvariant="normal">x</mi>
                      <mn>1</mn>
                    </msub>
                    <mo stretchy="false">)</mo>
                  </mrow>
                </mrow>
                <mo stretchy="false">)</mo>
              </mrow>
            </mrow>
            <mo stretchy="false"></mo>
          </munder>
          <mstyle mathsize="125%">
            <mrow>
              <msub>
                <mi mathvariant="normal">x</mi>
                <mn>1</mn>
              </msub>
            </mrow>
          </mstyle>
        </munder>
        <mi mathvariant="normal">=</mi>
        <munder>
          <munder>
            <mrow>
              <msup>
                <mi mathvariant="normal">ƒ</mi>
                <mrow>
                  <mi mathvariant="normal">−</mi>
                  <mn>1</mn>
                </mrow>
              </msup>
              <mrow>
                <mo stretchy="false">(</mo>
                <mrow>
                  <mi mathvariant="normal">ƒ</mi>
                  <mrow>
                    <mo stretchy="false">(</mo>
                    <msub>
                      <mi mathvariant="normal">x</mi>
                      <mn>2</mn>
                    </msub>
                    <mo stretchy="false">)</mo>
                  </mrow>
                </mrow>
                <mo stretchy="false">)</mo>
              </mrow>
            </mrow>
            <mo stretchy="false"></mo>
          </munder>
          <mstyle mathsize="125%">
            <mrow>
              <msub>
                <mi mathvariant="normal">x</mi>
                <mn>2</mn>
              </msub>
            </mrow>
          </mstyle>
        </munder>
      </mrow>
    </mrow>
    <annotation encoding="StarMath 5.0">ƒ(x_1) = ƒ(x_2) drarrow {{ƒ^{-1}(ƒ(x_1))} underbrace {size *1.25 {x_1}}} = 
{{ƒ^{-1}(ƒ(x_2))} underbrace {size *1.25 {x_2}}}</annotation>
  </semantics>
</math>
</file>

<file path=Object 2/content.xml><?xml version="1.0" encoding="utf-8"?>
<math xmlns="http://www.w3.org/1998/Math/MathML">
  <semantics>
    <mrow>
      <mi stretchy="true" mathvariant="normal">{</mi>
      <mtable>
        <mtr>
          <mtd>
            <mrow>
              <mi mathvariant="normal">ƒ</mi>
              <mi mathvariant="normal">:</mi>
              <mi mathvariant="normal">X</mi>
              <mi mathvariant="normal">→</mi>
              <mi mathvariant="normal">Y</mi>
            </mrow>
          </mtd>
        </mtr>
        <mtr>
          <mtd>
            <mrow>
              <mi mathvariant="normal">g</mi>
              <mi mathvariant="normal">:</mi>
              <mi mathvariant="normal">Y</mi>
              <mi mathvariant="normal">→</mi>
              <mi mathvariant="normal">Z</mi>
            </mrow>
          </mtd>
        </mtr>
      </mtable>
    </mrow>
    <annotation encoding="StarMath 5.0">left lbrace stack{
  ƒ : X → Y
# g : Y → Z
} right none</annotation>
  </semantics>
</math>
</file>

<file path=Object 3/content.xml><?xml version="1.0" encoding="utf-8"?>
<math xmlns="http://www.w3.org/1998/Math/MathML">
  <semantics>
    <mtable>
      <mtr>
        <mtd>
          <mtext/>
        </mtd>
        <mtd>
          <mi mathvariant="normal">a</mi>
        </mtd>
        <mtd>
          <mi mathvariant="normal">b</mi>
        </mtd>
        <mtd>
          <mi mathvariant="normal">c</mi>
        </mtd>
        <mtd>
          <mi mathvariant="normal">⋯</mi>
        </mtd>
      </mtr>
      <mtr>
        <mtd>
          <mi mathvariant="normal">a</mi>
        </mtd>
        <mtd>
          <mn>1</mn>
        </mtd>
        <mtd>
          <mn>0</mn>
        </mtd>
        <mtd>
          <mn>0</mn>
        </mtd>
        <mtd>
          <mi mathvariant="normal">⋯</mi>
        </mtd>
      </mtr>
      <mtr>
        <mtd>
          <mi mathvariant="normal">b</mi>
        </mtd>
        <mtd>
          <mn>1</mn>
        </mtd>
        <mtd>
          <mn>0</mn>
        </mtd>
        <mtd>
          <mn>1</mn>
        </mtd>
        <mtd>
          <mi mathvariant="normal">⋯</mi>
        </mtd>
      </mtr>
      <mtr>
        <mtd>
          <mi mathvariant="normal">c</mi>
        </mtd>
        <mtd>
          <mn>0</mn>
        </mtd>
        <mtd>
          <mn>0</mn>
        </mtd>
        <mtd>
          <mn>0</mn>
        </mtd>
        <mtd>
          <mi mathvariant="normal">⋯</mi>
        </mtd>
      </mtr>
      <mtr>
        <mtd>
          <mi mathvariant="normal">⋮</mi>
        </mtd>
        <mtd>
          <mi mathvariant="normal">⋮</mi>
        </mtd>
        <mtd>
          <mi mathvariant="normal">⋮</mi>
        </mtd>
        <mtd>
          <mi mathvariant="normal">⋮</mi>
        </mtd>
        <mtd>
          <mi mathvariant="normal">⋱</mi>
        </mtd>
      </mtr>
    </mtable>
    <annotation encoding="StarMath 5.0">matrix{
"" # a # b # c # dotsaxis ##
a  # 1 # 0 # 0 # dotsaxis ##
b  # 1 # 0 # 1 # dotsaxis ##
c  # 0 # 0 # 0 # dotsaxis ##
dotsvert # dotsvert # dotsvert # dotsvert # dotsdown 
}</annotation>
  </semantics>
</math>
</file>